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84e2" officeooo:paragraph-rsid="001884e2"/>
    </style:style>
    <style:style style:name="P2" style:family="paragraph" style:parent-style-name="Standard">
      <style:paragraph-properties fo:text-align="end" style:justify-single-word="false"/>
      <style:text-properties officeooo:rsid="001884e2" officeooo:paragraph-rsid="001884e2"/>
    </style:style>
    <style:style style:name="P3" style:family="paragraph" style:parent-style-name="Standard">
      <style:paragraph-properties fo:text-align="start" style:justify-single-word="false"/>
      <style:text-properties officeooo:rsid="001884e2" officeooo:paragraph-rsid="001884e2"/>
    </style:style>
    <style:style style:name="P4" style:family="paragraph" style:parent-style-name="Standard">
      <style:paragraph-properties fo:text-align="start" style:justify-single-word="false"/>
      <style:text-properties officeooo:rsid="00190218" officeooo:paragraph-rsid="00190218"/>
    </style:style>
    <style:style style:name="P5" style:family="paragraph" style:parent-style-name="Standard">
      <style:paragraph-properties fo:text-align="start" style:justify-single-word="false"/>
      <style:text-properties officeooo:rsid="00190218" officeooo:paragraph-rsid="00190218"/>
    </style:style>
    <style:style style:name="P6" style:family="paragraph" style:parent-style-name="Standard">
      <style:paragraph-properties fo:text-align="start" style:justify-single-word="false"/>
      <style:text-properties officeooo:rsid="00190218" officeooo:paragraph-rsid="001dae38"/>
    </style:style>
    <style:style style:name="P7" style:family="paragraph" style:parent-style-name="Standard">
      <style:paragraph-properties fo:text-align="start" style:justify-single-word="false"/>
      <style:text-properties officeooo:rsid="00190218" officeooo:paragraph-rsid="001e2d90"/>
    </style:style>
    <style:style style:name="P8" style:family="paragraph" style:parent-style-name="Standard">
      <style:paragraph-properties fo:text-align="start" style:justify-single-word="false"/>
      <style:text-properties officeooo:rsid="001f79d6" officeooo:paragraph-rsid="001f79d6"/>
    </style:style>
    <style:style style:name="T1" style:family="text">
      <style:text-properties officeooo:rsid="00190218"/>
    </style:style>
    <style:style style:name="T2" style:family="text">
      <style:text-properties officeooo:rsid="001ab736"/>
    </style:style>
    <style:style style:name="T3" style:family="text">
      <style:text-properties officeooo:rsid="001dae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ndom Maze Generation Algorithm</text:p>
      <text:p text:style-name="P1"/>
      <text:p text:style-name="P2">Calvin Zikakis</text:p>
      <text:p text:style-name="P3"/>
      <text:p text:style-name="P3"><text:tab/>For my project, I developed a random maze generation algorithm. This code uses a first-depth search algorithm to produce a randomly generated perfect maze. A perfect maze is one that only has 1 possible path to the solution meaning the maze has no path loops in it. Perfect maze generation is a very interesting topic. It helps to teach all the different types of maze generation algorithms possible. I decided to use a first-depth search algorithm because I wanted to learn about an algorithm that has a lot of use in the computer science industry for many different applications. </text:p>
      <text:p text:style-name="P3"><text:tab/></text:p>
      <text:p text:style-name="P3"><text:tab/>First-depth search is a very interesting algorithm. The algorithm first choses a random starting point in a matrix of cells in order to generate the maze. Next the algorithm marks that cell as visited and stores the location in a stack from which it can call locations from. It produces a random integer with a value of 1-4 specifying a direction to move in and then determines if it can move in that direction without running into another path of the maze. The algorithm moves along the direction it choose if it can and repeats the process. If the algorithm cannot move in the random direction it choose due to a path already being there or a border in the way, the algorithm will call a different random direction. If the other random direction works it moves along that path. Eventually the algorithm will run out of available directions and be force to back track to its location before getting snagged. <text:span text:style-name="T1">In order to accomplish this, the algorithm pulls the top location from the stack and resets it’s self there and deletes the position from the stack. This process with repeat until there are no more valid cells left as specified by a simple equation. Once this generation is complete, the algorithm leaves you with a perfect maze using every cell possible. </text:span></text:p>
      <text:p text:style-name="P3"/>
      <text:p text:style-name="P4"><text:tab/>My project uses this algorithm to produce perfect mazes. The class file containing this algorithm also provides several other functions. One of these functions marks the start and finish point of the maze simply by assigning the start to the upper left corner and the finish to the lower right corner. Another one of the functions prints the matrix out in terminal in a easier to read format that contained in the matrix of numbers. The function prints the matrix as stars and blank spaces <text:span text:style-name="T2">with the start and finish clearly labeled. </text:span></text:p>
      <text:p text:style-name="P4"/>
      <text:p text:style-name="P6"><text:tab/><text:span text:style-name="T3">To change the size of the maze, you must first change the size of “Cell maze_matrix[35][35]” in “Generator.h” to the size you would like. The matrix must be square. Change the “35” to the row/column amount you would like. Next you must change the size of the first if statement maximum in “bool Generator::setSize(int s)” inside the “Generator.cpp” file from 35 to the same size you changed the “Generator.h” part to. Lastly in Main.cpp file, change the size of “r” from 35 to the same specified size you wanted. </text:span></text:p>
      <text:p text:style-name="P4"/>
      <text:p text:style-name="P7"><text:tab/><text:span text:style-name="T2">The second class file, “index.h”, simply acts as a way to index all the different mazes produced. The first function “void index::print_Maze_Terminal(string filename)” takes a string input of a filename for a saved maze and displays the maze in terminal. The second function “void index::Maze_to_array(string filename, int size, string array[35][35])” allows the user to convert a text file maze to an array if they input an array of the same size as well as the filename and size. The third function “void index::Change_icons(string filename, string start, string finish, string wall, string path, string output, int size)” <text:s/>takes a series of different inputs. It reads a text file maze and converts it different specified icons and exports it as another text file using a different output name. Lastly “void index::Write_Difficulty(string filename, int difficulty)” allows a user to set a difficulty to a maze if they input the difficulty out of 10 and the filename of the maze.</text:span></text:p>
      <text:p text:style-name="P7"><text:soft-page-break/></text:p>
      <text:p text:style-name="P8"><text:tab/>Currently all the files are run off the main.cpp file by inputting different pieces of code. Before interview grading this will be changed so that there is a nice main terminal menu to choose items off of.</text:p>
      <text:p text:style-name="P8"/>
      <text:p text:style-name="P8"/>
      <text:p text:style-name="P4"/>
      <text:p text:style-name="P8">Requirements:</text:p>
      <text:p text:style-name="P8">● 2+ user defined classes </text:p>
      <text:p text:style-name="P8">● 4+ data members per class (including at least one array of user defined objects) </text:p>
      <text:p text:style-name="P8">● Appropriate methods for each class (including getters and setters) </text:p>
      <text:p text:style-name="P8">● Implementation for the 2 user defined classes must include at least: </text:p>
      <text:p text:style-name="P8"><text:tab/>○ 2+ if / if-else statements </text:p>
      <text:p text:style-name="P8"><text:tab/>○ 2+ while loops </text:p>
      <text:p text:style-name="P8"><text:tab/>○ 2+ for loops </text:p>
      <text:p text:style-name="P8"><text:tab/>○ File IO for reading and writing data members of an object</text:p>
      <text:p text:style-name="P4"/>
      <text:p text:style-name="P8">How they were met:</text:p>
      <text:p text:style-name="P8">2 classes exist. Generator.h and index.h</text:p>
      <text:p text:style-name="P8">4 data methods are specified per class (cell is a user defined array object)</text:p>
      <text:p text:style-name="P8">3 all appropriate methods are there</text:p>
      <text:p text:style-name="P8">implementation – There a lot more if statements / while loops / for loops/ file io than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3:28:22.095212145</meta:creation-date>
    <dc:date>2017-11-19T17:38:06.859704998</dc:date>
    <meta:editing-duration>PT5M14S</meta:editing-duration>
    <meta:editing-cycles>2</meta:editing-cycles>
    <meta:generator>LibreOffice/5.3.1.2$Linux_X86_64 LibreOffice_project/30m0$Build-2</meta:generator>
    <meta:document-statistic meta:table-count="0" meta:image-count="0" meta:object-count="0" meta:page-count="2" meta:paragraph-count="23" meta:word-count="817" meta:character-count="4783" meta:non-whitespace-character-count="3964"/>
  </office:meta>
</office:document-meta>
</file>